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ardeep Singh</text:p>
      <text:p text:style-name="Standard">CS 202 – 1001</text:p>
      <text:p text:style-name="Standard"/>
      <text:p text:style-name="Standard"><text:tab/><text:tab/><text:tab/><text:tab/><text:tab/><text:tab/>Extra Credit</text:p>
      <text:p text:style-name="Standard"/>
      <text:p text:style-name="Standard"><text:tab/>For the extra credit assignment we were required to develop a fully functional UNO game. <text:s/>We were required to do this using the specifications from project 12 which included using the data structures given in that assignment. <text:s/>Overall my game is fully functional and the user can play a full game of UNO without any errors. <text:s/></text:p>
      <text:p text:style-name="Standard"/>
      <text:p text:style-name="Standard"><text:tab/>I followed the rules for UNO given by the wikipedia game page. <text:s/>For my game I assume that the dealer is player one so I go off of that basis. <text:s/>For example if a special card is played with the first discard card of the game then it accounts player one for the dealer and makes the appropriate adjustments. <text:s/>If no special card is drawn for the first discard pile then the play resumes as normal and player one goes first.</text:p>
      <text:p text:style-name="Standard"/>
      <text:p text:style-name="Standard"><text:tab/>I included a game class which plays the game of UNO. <text:s/>I have a lot functions within the game class which are used for checking the status of the game as well as if the cards selected by using for play are qualified. <text:s/>I also included a function which makes the necessary adjustments for when a special card is played. <text:s/></text:p>
      <text:p text:style-name="Standard"/>
      <text:p text:style-name="Standard"><text:tab/>I used a pointer to my players verses using a data structure such as a queue. <text:s/>I felt that it was not necessary to keep the players within a queue for the purpose of the game. <text:s/>A queue would have been useful for storing the players but not useful for manipulating the data that is associated with a player such as their hand. <text:s/></text:p>
      <text:p text:style-name="Standard"/>
      <text:p text:style-name="Standard"><text:tab/>I did not have a lot of trouble when I was making the extra credit assignment. <text:s/>I felt like the project prior to this one helped a lot as far as developing my overall design for the game. <text:s/>I spent a lot of time designing my game class. <text:s/>I spent most of my time writing pseudo code which helped me out later on. <text:s/>My thoughts for how the game should be played were written down into pseudo code. <text:s/>I used a lot of boolean flags which were meant to check the status of the game or the cards being played. </text:p>
      <text:p text:style-name="Standard"/>
      <text:p text:style-name="Standard"><text:tab/>Overall my game is fully functional and does not encounter any errors that may make the game crash such as seg faults or glibc errors. <text:s/>The game can be played by up to ten players. <text:s/>I have tested the game throughly and have finished multiple games. <text:s/>Enjoy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9:50:30</meta:creation-date>
    <dc:date>2013-12-11T20:01:59</dc:date>
    <meta:editing-duration>PT10M5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9" meta:word-count="417" meta:character-count="2206" meta:non-whitespace-character-count="1762"/>
  </office:meta>
</office:document-meta>
</file>